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keep-with-next="always"/>
    </style:style>
    <style:style style:name="P12" style:family="paragraph" style:parent-style-name="Standard">
      <style:paragraph-properties fo:margin-top="0.1665in" fo:margin-bottom="0.0835in" loext:contextual-spacing="false" fo:line-height="100%"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page"/>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4">
      <style:paragraph-properties fo:margin-left="0.5in" fo:margin-right="0in" fo:margin-top="0.0398in" fo:margin-bottom="0in" loext:contextual-spacing="false" fo:text-indent="-0.25in" style:auto-text-indent="false"/>
    </style:style>
    <style:style style:name="P22" style:family="paragraph" style:parent-style-name="Standard" style:list-style-name="WWNum5">
      <style:paragraph-properties fo:margin-left="0.5in" fo:margin-right="0in" fo:margin-top="0.0398in" fo:margin-bottom="0in" loext:contextual-spacing="false" fo:text-indent="-0.25in" style:auto-text-indent="false"/>
    </style:style>
    <style:style style:name="P23" style:family="paragraph" style:parent-style-name="Standard" style:list-style-name="WWNum3">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in" fo:margin-bottom="0in" loext:contextual-spacing="false" fo:text-indent="-0.25in" style:auto-text-indent="false"/>
    </style:style>
    <style:style style:name="P25" style:family="paragraph" style:parent-style-name="Standard" style:list-style-name="WWNum5">
      <style:paragraph-properties fo:margin-left="0.5in" fo:margin-right="0in" fo:margin-top="0in" fo:margin-bottom="0in" loext:contextual-spacing="false" fo:text-indent="-0.25in" style:auto-text-indent="false"/>
    </style:style>
    <style:style style:name="P26" style:family="paragraph" style:parent-style-name="Standard" style:list-style-name="WWNum3">
      <style:paragraph-properties fo:margin-left="0.5in" fo:margin-right="0in" fo:margin-top="0in" fo:margin-bottom="0in" loext:contextual-spacing="false" fo:text-indent="-0.25in" style:auto-text-indent="false"/>
    </style:style>
    <style:style style:name="P27" style:family="paragraph" style:parent-style-name="Standard" style:list-style-name="WWNum4">
      <style:paragraph-properties fo:margin-left="0.5in" fo:margin-right="0in" fo:margin-top="0in" fo:margin-bottom="0.0429in" loext:contextual-spacing="false" fo:text-indent="-0.25in" style:auto-text-indent="false"/>
    </style:style>
    <style:style style:name="P28" style:family="paragraph" style:parent-style-name="Standard" style:list-style-name="WWNum5">
      <style:paragraph-properties fo:margin-left="0.5in" fo:margin-right="0in" fo:margin-top="0in" fo:margin-bottom="0.0429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1">
      <style:paragraph-properties fo:margin-left="1in" fo:margin-right="0in" fo:margin-top="0in" fo:margin-bottom="0in" loext:contextual-spacing="false" fo:text-indent="-0.25in" style:auto-text-indent="false"/>
    </style:style>
    <style:style style:name="P31" style:family="paragraph" style:parent-style-name="Standard" style:list-style-name="WWNum4">
      <style:paragraph-properties fo:margin-left="1in" fo:margin-right="0in" fo:margin-top="0in" fo:margin-bottom="0in" loext:contextual-spacing="false" fo:text-indent="-0.25in" style:auto-text-indent="false"/>
    </style:style>
    <style:style style:name="P32" style:family="paragraph" style:parent-style-name="Standard">
      <style:paragraph-properties fo:break-before="auto" fo:break-after="auto"/>
    </style:style>
    <style:style style:name="P33" style:family="paragraph" style:parent-style-name="Heading_20_1" style:list-style-name="WWNum2"/>
    <style:style style:name="P3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Sistemas Operativos en Red</text:span><text:span text:style-name="T2"><text:line-break/></text:span><text:span text:style-name="T3">UD 11. Actividades evaluables 01</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Enero 2024</text:span></text:p>
      <text:p text:style-name="P3"/>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obwywfz0xd8r"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xwbo2etp6plp" text:style-name="Index_20_Link" text:visited-style-name="Index_20_Link"><text:span text:style-name="T17">3. Actividad 01<text:tab/>3</text:span></text:a></text:p>
          <text:p text:style-name="P13"><text:a xlink:type="simple" xlink:href="#_x5y1ump1c9me" text:style-name="Index_20_Link" text:visited-style-name="Index_20_Link"><text:span text:style-name="T17">4. Actividad 02<text:tab/>4</text:span></text:a></text:p>
          <text:p text:style-name="P13"><text:a xlink:type="simple" xlink:href="#_sdcwvrdshkva" text:style-name="Index_20_Link" text:visited-style-name="Index_20_Link"><text:span text:style-name="T17">5. Actividad 03<text:tab/>4</text:span></text:a></text:p>
          <text:p text:style-name="P13"><text:a xlink:type="simple" xlink:href="#_jnfwbof1lxvx" text:style-name="Index_20_Link" text:visited-style-name="Index_20_Link"><text:span text:style-name="T17">6. Actividad 04<text:tab/>4</text:span></text:a></text:p>
          <text:p text:style-name="P13"><text:a xlink:type="simple" xlink:href="#_9bbw7k88gyj3" text:style-name="Index_20_Link" text:visited-style-name="Index_20_Link"><text:span text:style-name="T17">7. Actividad 05<text:tab/>4</text:span></text:a></text:p>
        </text:index-body>
      </text:table-of-content>
      <text:p text:style-name="P12"/>
      <text:p text:style-name="P15"/>
      <text:p text:style-name="P16"><text:span text:style-name="T14">Unidad 11. Actividades evaluables 01</text:span></text:p>
      <text:list xml:id="list840425907" text:style-name="WWNum2">
        <text:list-item>
          <text:p text:style-name="P33"><text:bookmark text:name="_obwywfz0xd8r"/>Fecha de entrega</text:p>
        </text:list-item>
      </text:list>
      <text:p text:style-name="Standard"><text:span text:style-name="T10">Fecha límite de entrega: Lunes 22 de enero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40229511007924" text:continue-numbering="true" text:style-name="WWNum2">
        <text:list-item>
          <text:p text:style-name="P33"><text:bookmark text:name="_9maybllx2a09"/>Observaciones previas a la realización de tareas evaluables</text:p>
        </text:list-item>
      </text:list>
      <text:list xml:id="list918315475" text:style-name="WWNum4">
        <text:list-item>
          <text:p text:style-name="P21">Salvo excepciones que lo indique en cada actividad, deberás generar un único documento para todo el boletín y en ese documento incluir la respuesta a cada actividad.</text:p>
        </text:list-item>
      </text:list>
      <text:list xml:id="list1834001756" text:style-name="WWNum1">
        <text:list-item>
          <text:list>
            <text:list-item>
              <text:p text:style-name="P30">Si para la entrega se requiere entregar varios ficheros, entrégalos comprimido en un único fichero con extensión “.zip”.</text:p>
            </text:list-item>
          </text:list>
        </text:list-item>
      </text:list>
      <text:list xml:id="list140228782261976" text:continue-list="list918315475" text:style-name="WWNum4">
        <text:list-item>
          <text:p text:style-name="P24">Cuando se entreguen documentos, estos deben tener una buena presentación. Aunque el documento a entregar sea pequeño, debe tener portada, índice, cabecera, pie de página (con número de página), además de ser coherente en estilo.</text:p>
          <text:list>
            <text:list-item>
              <text:p text:style-name="P31">El índice solo será necesario si el documento (sin contar portada) ocupa más de una página y tiene más de un apartado. </text:p>
            </text:list-item>
          </text:list>
        </text:list-item>
        <text:list-item>
          <text:p text:style-name="P27">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40229876297186" text:continue-list="list140229511007924" text:style-name="WWNum2">
        <text:list-item>
          <text:p text:style-name="P33"><text:bookmark text:name="_xwbo2etp6plp"/>Actividad 01</text:p>
        </text:list-item>
      </text:list>
      <text:p text:style-name="Standard">Configura un entorno de red local con dos máquinas LUbuntu (con nombres EQUIPOAXX y EQUIPOBXX) y con grupo de trabajo GrupoTrabajoXX, que estén dentro de la red 192.168.XX.0/24 </text:p>
      <text:p text:style-name="Standard">Una vez conectadas a su propia red, debes configurarlas para poder realizar el intercambio de archivos entre ellas. Asegúrate de que ambas máquinas pertenezcan al mismo grupo de trabajo y que los usuarios tengan acceso a una carpeta compartida en la otra máquina.</text:p>
      <text:p text:style-name="Standard"><text:span text:style-name="T10">Preparación de Máquinas:</text:span></text:p>
      <text:p text:style-name="Standard">Nombre de Máquina A: EQUIPOAXX</text:p>
      <text:p text:style-name="Standard">Nombre de Máquina B: EQUIPOBXX</text:p>
      <text:p text:style-name="Standard">Grupo de Trabajo en ambas máquinas: GrupoTrabajoXX</text:p>
      <text:p text:style-name="Standard">Asegúrate de que ambas máquinas estén encendidas y conectadas a la misma red local.</text:p>
      <text:p text:style-name="Standard"><text:span text:style-name="T10">Configuración del Grupo de Trabajo:</text:span></text:p>
      <text:p text:style-name="Standard">En EQUIPOAXX y EQUIPOBXX, establece el nombre del grupo de trabajo como "GrupoTrabajoXX". Reinicia las máquinas si es necesario para aplicar los cambios.</text:p>
      <text:p text:style-name="Standard"><text:span text:style-name="T10">Creación de una Carpeta Compartida en EQUIPOAXX:</text:span></text:p>
      <text:list xml:id="list226922185" text:style-name="WWNum5">
        <text:list-item>
          <text:p text:style-name="P22">En EQUIPOAXX, selecciona una carpeta en tu disco duro local que desees compartir.</text:p>
        </text:list-item>
        <text:list-item>
          <text:p text:style-name="P25">Haz clic con el botón derecho en la carpeta y selecciona "Propiedades".</text:p>
        </text:list-item>
        <text:list-item>
          <text:p text:style-name="P25">En la pestaña "Compartir", habilita la opción "Compartir esta carpeta".</text:p>
        </text:list-item>
        <text:list-item>
          <text:p text:style-name="P25"><text:soft-page-break/>Define un nombre compartido para la carpeta y llámale “CompartidoAXX".</text:p>
        </text:list-item>
        <text:list-item>
          <text:p text:style-name="P28">Configura los permisos de uso compartido para permitir el acceso a un usuario específico en EQUIPOBXX. Asegúrate de que los permisos sean adecuados para la práctica.</text:p>
        </text:list-item>
      </text:list>
      <text:p text:style-name="Standard"><text:span text:style-name="T10">Acceso a la Carpeta Compartida desde EQUIPOBXX:</text:span></text:p>
      <text:list xml:id="list3879760696" text:style-name="WWNum3">
        <text:list-item>
          <text:p text:style-name="P23">En EQUIPOBXX, abre el Explorador de archivos.</text:p>
        </text:list-item>
        <text:list-item>
          <text:p text:style-name="P26">En la barra de direcciones, escribe \\EQUIPOAXX\CompartidoAXX para acceder a la carpeta compartida en Máquina AXX.</text:p>
        </text:list-item>
        <text:list-item>
          <text:p text:style-name="P26">Introduce las credenciales de usuario.</text:p>
        </text:list-item>
        <text:list-item>
          <text:p text:style-name="P29">Explora la carpeta compartida y crea un archivo en ella desde EQUIPOBXX.</text:p>
        </text:list-item>
      </text:list>
      <text:p text:style-name="P10"><text:span text:style-name="T9"><text:s/>📕 </text:span><text:span text:style-name="T10">A entregar: </text:span>documento con capturas explicando todo el proceso.</text:p>
      <text:list xml:id="list140228297344300" text:continue-list="list140229876297186" text:style-name="WWNum2">
        <text:list-item>
          <text:p text:style-name="P33"><text:bookmark text:name="_x5y1ump1c9me"/>Actividad 02</text:p>
        </text:list-item>
      </text:list>
      <text:p text:style-name="Standard">Siguiendo la configuración del ejercicio anterior, comparte una impresora PDF desde EQUIPOAXX al EQUIPOBXX y realiza desde este último una prueba de impresión.</text:p>
      <text:p text:style-name="P10"><text:span text:style-name="T9"><text:s/>📕 </text:span><text:span text:style-name="T10">A entregar: </text:span>documento con capturas explicando todo el proceso.</text:p>
      <text:list xml:id="list140229816862280" text:continue-numbering="true" text:style-name="WWNum2">
        <text:list-item>
          <text:p text:style-name="P33"><text:bookmark text:name="_sdcwvrdshkva"/>Actividad 03</text:p>
        </text:list-item>
      </text:list>
      <text:p text:style-name="Standard">Establece una cuota de disco para la unidad /home, limitándola a 20 MB por usuario. <text:s/>Comprueba que las restricciones establecidas en el ejercicio anterior se aplican correctamente. Desactiva el límite de cuota y verifica que el usuario puede añadir más información superando los 20 MB previamente establecidos.</text:p>
      <text:p text:style-name="P10"><text:span text:style-name="T9"><text:s/>📕 </text:span><text:span text:style-name="T10">A entregar: </text:span>documento con capturas explicando todo el proceso, incluida la comprobación de la cuota.</text:p>
      <text:list xml:id="list140229999785915" text:continue-numbering="true" text:style-name="WWNum2">
        <text:list-item>
          <text:p text:style-name="P33"><text:bookmark text:name="_jnfwbof1lxvx"/>Actividad 04</text:p>
        </text:list-item>
      </text:list>
      <text:p text:style-name="Standard">Establece una cuota de disco para la unidad /home, limitándola a 20 MB por usuario. <text:s/>Comprueba que las restricciones establecidas en el ejercicio anterior se aplican correctamente. Desactiva el límite de cuota y verifica que el usuario puede añadir más información superando los 20 MB previamente establecidos.</text:p>
      <text:p text:style-name="P10"><text:span text:style-name="T9"><text:s/>📕 </text:span><text:span text:style-name="T10">A entregar: </text:span>documento con capturas explicando todo el proceso, incluida la comprobación de la cuota.</text:p>
      <text:list xml:id="list140228186641825" text:continue-numbering="true" text:style-name="WWNum2">
        <text:list-item>
          <text:p text:style-name="P33"><text:bookmark text:name="_9bbw7k88gyj3"/>Actividad 05</text:p>
        </text:list-item>
      </text:list>
      <text:p text:style-name="Standard">Haz un script de Python que comprima en un fichero zip el directorio “Escritorio” (o Desktop si tu sistema está en inglés) de un usuario de la máquina “EQUIPOAXX” (el que queráis. Por ejemplo, si el usuario es “pepe”, el directorio será a comprimir “/home/pepe/Escritorio”) y una vez hecha la copia, la copie a una carpeta compartida llamada “Backup” dentro de “EQUIPOBXX”. El Script Python debe tener un comentario explicativo por cada línea usada.</text:p>
      <text:p text:style-name="Standard"><text:span text:style-name="T19">ESTÁ PROHIBIDO USAR CHATGPT O SIMILAR PARA ESTA ACTIVIDAD, YA QUE EL OBJETIVO ES QUE PENSÉIS COMO RESOLVER EL PROBLEMA.</text:span></text:p>
      <text:p text:style-name="P10"><text:span text:style-name="T9"><text:s/>📕 </text:span><text:span text:style-name="T10">A entregar: </text:span>documento con capturas explicando todo el proceso y script PowerShell comentado, en un fichero “.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Unidad 11. Actividades evaluables 01</text:span></text:p>
      </style:header>
      <style:footer>
        <text:p text:style-name="MP4"><text:span text:style-name="MT1">CFGM Sistemas Microinformáticos y Redes <text:tab/><text:tab/>Unidad 11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70" meta:word-count="913" meta:character-count="5631" meta:non-whitespace-character-count="4787"/>
    <meta:generator>LibreOfficeDev/6.0.5.2$Linux_X86_64 LibreOffice_project/</meta:generator>
  </office:meta>
</office:document-meta>
</file>